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9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69.16mm"/>
    </style:style>
    <style:style style:name="co6" style:family="table-column">
      <style:table-column-properties fo:break-before="auto" style:column-width="122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06pt solid #000000"/>
      <style:text-properties style:font-name="Hiragino Maru Gothic ProN" style:font-name-asian="Hiragino Maru Gothic ProN"/>
    </style:style>
    <style:style style:name="ce3" style:family="table-cell" style:parent-style-name="Default">
      <style:text-properties style:font-name="Hiragino Maru Gothic ProN" style:font-name-asian="Hiragino Maru Gothic ProN"/>
    </style:style>
    <style:style style:name="ce8" style:family="table-cell" style:parent-style-name="Default">
      <style:table-cell-properties fo:border="0.06pt solid #000000"/>
      <style:text-properties style:font-name="ヒラギノ丸ゴ ProN" style:font-name-asian="ヒラギノ丸ゴ Pro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Z80-1MSR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備考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2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74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9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4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74HC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0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HM628128ALP-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8kB SRAM</text:p>
          </table:table-cell>
          <table:table-cell table:style-name="ce2" office:value-type="string" calcext:value-type="string">
            <text:p>☆ピンアサインに注意。同等品を確認してください。</text:p>
          </table:table-cell>
          <table:table-cell table:style-name="ce2" office:value-type="string" calcext:value-type="string">
            <text:p>Housings_DIP:DIP-32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ATC28C25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2kB EEPROM</text:p>
          </table:table-cell>
          <table:table-cell table:style-name="ce2" office:value-type="string" calcext:value-type="string">
            <text:p>16kB分のみ使用します</text:p>
          </table:table-cell>
          <table:table-cell table:style-name="ce2" office:value-type="string" calcext:value-type="string">
            <text:p>Housings_DIP:DIP-28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、D2、D3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2" office:value-type="string" calcext:value-type="string">
            <text:p>LEDs:LED-3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、R2、R3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8" office:value-type="string" calcext:value-type="string">
            <text:p>HIF3FC-40PA-2.54D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40 ピン L 型ボックスヘッダ</text:p>
          </table:table-cell>
          <table:table-cell table:style-name="ce2"/>
          <table:table-cell table:style-name="ce2" office:value-type="string" calcext:value-type="string">
            <text:p>Pin_Headers:Pin_Header_Angled_2x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〜C7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/>
          <table:table-cell table:style-name="ce2" office:value-type="string" calcext:value-type="string">
            <text:p>Capacitors_THT:C_Rect_L4.0mm_W2.5mm_P2.50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電解/タンタルコンデンサ</text:p>
          </table:table-cell>
          <table:table-cell table:style-name="ce2"/>
          <table:table-cell table:style-name="ce2" office:value-type="string" calcext:value-type="string">
            <text:p>Capacitor_THT:CP_Radial_D5.0mm_P2.50mm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00/00/00</text:date>, <text:time style:data-style-name="N2" text:time-value="21:27:44.521537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21:31:47.313970791</dc:date>
    <meta:editing-duration>PT19M53S</meta:editing-duration>
    <meta:editing-cycles>7</meta:editing-cycles>
    <meta:generator>LibreOffice/5.4.1.2$MacOSX_X86_64 LibreOffice_project/ea7cb86e6eeb2bf3a5af73a8f7777ac570321527</meta:generator>
    <meta:document-statistic meta:table-count="1" meta:cell-count="68" meta:object-count="0"/>
  </office:meta>
</office:document-meta>
</file>